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ReservedCheckInException.getType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eservedCheckInException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eservedCheckInException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ReservedCheckInException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eservedCheckInException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ReservedCheckInException.FileReservedCheckInException( String _source , RCML rcm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